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style:font-name="Times New Roman" fo:font-size="12pt" fo:language="uk" fo:country="UA" fo:background-color="#ffffff" style:font-size-asian="12pt" style:font-size-complex="12pt"/>
    </style:style>
    <style:style style:name="P8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1" style:family="paragraph" style:parent-style-name="Standard">
      <style:text-properties fo:language="uk" fo:country="UA" officeooo:rsid="0002c031"/>
    </style:style>
    <style:style style:name="P12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13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officeooo:paragraph-rsid="0013e7ee"/>
    </style:style>
    <style:style style:name="P14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15" style:family="paragraph" style:parent-style-name="No_20_Spacing" style:list-style-name="L1" style:master-page-name="">
      <loext:graphic-properties draw:fill="none" draw:fill-hatch-name="hatch"/>
      <style:paragraph-properties fo:margin-left="0cm" fo:margin-right="0cm" fo:text-align="justify" style:justify-single-word="false" fo:orphans="2" fo:widows="2" fo:text-indent="1.251cm" style:auto-text-indent="false" style:page-number="auto" fo:background-color="transparent" style:vertical-align="auto" style:writing-mode="lr-tb"/>
      <style:text-properties fo:font-size="12pt" fo:language="uk" fo:country="UA" officeooo:paragraph-rsid="001fc6fe" style:font-size-asian="12pt" style:font-size-complex="12pt"/>
    </style:style>
    <style:style style:name="P16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17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18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19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0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21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22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P23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language="uk" fo:country="UA"/>
    </style:style>
    <style:style style:name="T9" style:family="text">
      <style:text-properties style:font-name="Times New Roman" fo:language="uk" fo:country="UA" officeooo:rsid="0002c031"/>
    </style:style>
    <style:style style:name="T10" style:family="text">
      <style:text-properties style:font-name="Times New Roman" fo:language="uk" fo:country="UA" fo:background-color="#ffffff" loext:char-shading-value="0"/>
    </style:style>
    <style:style style:name="T11" style:family="text">
      <style:text-properties style:font-name="Times New Roman" fo:language="uk" fo:country="UA" officeooo:rsid="00252dad" fo:background-color="#ffffff" loext:char-shading-value="0"/>
    </style:style>
    <style:style style:name="T12" style:family="text">
      <style:text-properties style:font-name="Times New Roman" fo:language="uk" fo:country="UA" officeooo:rsid="0013e7ee" fo:background-color="#ffffff" loext:char-shading-value="0"/>
    </style:style>
    <style:style style:name="T13" style:family="text">
      <style:text-properties style:font-name="Times New Roman" fo:language="uk" fo:country="UA" officeooo:rsid="0002c031" fo:background-color="#ffffff" loext:char-shading-value="0"/>
    </style:style>
    <style:style style:name="T14" style:family="text">
      <style:text-properties style:font-name="Times New Roman" fo:language="uk" fo:country="UA" officeooo:rsid="001fc6fe" fo:background-color="#ffffff" loext:char-shading-value="0"/>
    </style:style>
    <style:style style:name="T15" style:family="text">
      <style:text-properties style:font-name="Times New Roman" officeooo:rsid="000bca4b"/>
    </style:style>
    <style:style style:name="T16" style:family="text">
      <style:text-properties style:font-name="Times New Roman" fo:font-weight="bold" fo:background-color="#ffffff" loext:char-shading-value="0" style:font-weight-asian="bold"/>
    </style:style>
    <style:style style:name="T17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Times New Roman" fo:font-size="12pt" fo:language="uk" fo:country="UA" fo:background-color="#ffffff" loext:char-shading-value="0" style:font-size-asian="12pt" style:font-size-complex="12pt"/>
    </style:style>
    <style:style style:name="T19" style:family="text">
      <style:text-properties style:font-name="Times New Roman" fo:font-size="12pt" fo:background-color="#ffffff" loext:char-shading-value="0" style:font-size-asian="12pt" style:font-size-complex="12pt"/>
    </style:style>
    <style:style style:name="T20" style:family="text">
      <style:text-properties style:font-name="Times New Roman" fo:font-size="12pt" style:font-size-asian="12pt" style:language-asian="en" style:country-asian="US" style:font-size-complex="12pt" style:language-complex="ar" style:country-complex="SA"/>
    </style:style>
    <style:style style:name="T21" style:family="text">
      <style:text-properties style:font-name="Times New Roman" style:language-asian="en" style:country-asian="US" style:language-complex="ar" style:country-complex="SA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02c031"/>
    </style:style>
    <style:style style:name="T24" style:family="text">
      <style:text-properties fo:language="uk" fo:country="UA" fo:background-color="#ffffff" loext:char-shading-value="0"/>
    </style:style>
    <style:style style:name="T25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26" style:family="text">
      <style:text-properties fo:color="#004586" loext:opacity="100%" style:font-name="Times New Roman" style:language-asian="en" style:country-asian="US" style:language-complex="ar" style:country-complex="SA"/>
    </style:style>
    <style:style style:name="T27" style:family="text">
      <style:text-properties fo:color="#004586" loext:opacity="100%" style:font-name="Times New Roman" fo:background-color="#ffffff" loext:char-shading-value="0"/>
    </style:style>
    <style:style style:name="T28" style:family="text">
      <style:text-properties fo:color="#004586" loext:opacity="100%" style:language-asian="en" style:country-asian="US" style:language-complex="ar" style:country-complex="SA"/>
    </style:style>
    <style:style style:name="T29" style:family="text">
      <style:text-properties fo:color="#004586" loext:opacity="100%" style:font-name="Times New Roman" style:language-asian="en" style:country-asian="US" style:language-complex="ar" style:country-complex="SA"/>
    </style:style>
    <style:style style:name="T30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31" style:family="text">
      <style:text-properties style:language-asian="en" style:country-asian="US" style:language-complex="ar" style:country-complex="SA"/>
    </style:style>
    <style:style style:name="T32" style:family="text">
      <style:text-properties style:font-name="Times New Roman" style:language-asian="en" style:country-asian="US" style:language-complex="ar" style:country-complex="SA"/>
    </style:style>
    <style:style style:name="T33" style:family="text">
      <style:text-properties style:font-name="Times New Roman" fo:language="uk" fo:country="UA" style:language-asian="en" style:country-asian="US" style:language-complex="ar" style:country-complex="SA"/>
    </style:style>
    <style:style style:name="T34" style:family="text">
      <style:text-properties officeooo:rsid="0002c031"/>
    </style:style>
    <style:style style:name="T35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</text:user-field-decls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16" text:outline-level="2">Кому:</text:h>
          </table:table-cell>
          <table:table-cell table:style-name="Таблица1.A1" office:value-type="string">
            <text:p text:style-name="P6">Шевченківський ВДВС у м. Києві ЦМУ МЮ (м. Київ)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17" text:outline-level="2">Номер ВП:</text:h>
          </table:table-cell>
          <table:table-cell table:style-name="Таблица1.A1" office:value-type="string">
            <text:h text:style-name="P20" text:outline-level="2">72395659</text:h>
          </table:table-cell>
        </table:table-row>
        <table:table-row table:style-name="Таблица1.1">
          <table:table-cell table:style-name="Таблица1.A1" office:value-type="string">
            <text:h text:style-name="P18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17" text:outline-level="2">debtors:</text:h>
          </table:table-cell>
          <table:table-cell table:style-name="Таблица1.B5" office:value-type="string">
            <text:p text:style-name="P9"><text:span text:style-name="T2">АТ "БАНК ФОРВАРД"</text:span><text:span text:style-name="T2">, код за ЄДРПОУ </text:span><text:span text:style-name="T2">34186061</text:span><text:span text:style-name="T2">,</text:span><text:line-break/><text:span text:style-name="T25">вул. Саксаганського, 105, м. Київ, 01032</text:span></text:p>
            <text:p text:style-name="P10"><text:span text:style-name="T7">e-mail: </text:span><text:span text:style-name="T7">info@forward-bank.com</text:span>,</text:p>
            <text:p text:style-name="P2">тел: 0 800 800 881</text:p>
          </table:table-cell>
        </table:table-row>
        <table:table-row table:style-name="Таблица1.1">
          <table:table-cell table:style-name="Таблица1.A1" office:value-type="string">
            <text:h text:style-name="P19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2"/>
      <text:p text:style-name="P1"><text:a xlink:type="simple" xlink:href="mailto:info@forward-bank.com" text:style-name="Internet_20_link" text:visited-style-name="Visited_20_Internet_20_Link"><text:span text:style-name="T22"/></text:a></text:p>
      <text:h text:style-name="P21" text:outline-level="2">КЛОПОТАННЯ</text:h>
      <text:h text:style-name="P22" text:outline-level="2"><text:span text:style-name="T1">про </text:span><text:span text:style-name="T15">закінчення виконавчого провадження</text:span></text:h>
      <text:p text:style-name="P11"/>
      <text:p text:style-name="P24">Шевченківський ВДВС у м. Києві ЦМУ МЮ (м. Київ)<text:s/>здійснює виконавче провадження №72395659 з примусового виконання виконавчого документа про стягнення боргу з боржника АТ "БАНК ФОРВАРД".</text:p>
      <text:p text:style-name="P26"><text:span text:style-name="rvts0"><text:span text:style-name="T30">08.03.2023</text:span></text:span><text:span text:style-name="rvts0"><text:span text:style-name="T33"> на підставі рішення Правління Національного банку України № </text:span></text:span><text:span text:style-name="rvts0"><text:span text:style-name="T30">90-рш від 07.03.2023</text:span></text:span><text:span text:style-name="rvts0"><text:span text:style-name="T33"> та рішення виконавчої дирекції Фонду гарантування вкладів фізичних осіб (далі – Фонд) № </text:span></text:span><text:span text:style-name="rvts0"><text:span text:style-name="T30">276 від 07.03.2023</text:span></text:span><text:span text:style-name="rvts0"><text:span text:style-name="T33"> розпочато процедуру ліквідації <text:s/></text:span></text:span><text:span text:style-name="rvts0"><text:span text:style-name="T33">АТ "БАНК ФОРВАРД"</text:span></text:span><text:span text:style-name="rvts0"><text:span text:style-name="T33"><text:s/>строком на три роки: з </text:span></text:span><text:span text:style-name="rvts0"><text:span text:style-name="T30">08.03.2023 до 07.03.2026</text:span></text:span><text:span text:style-name="rvts0"><text:span text:style-name="T33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33">АТ "БАНК ФОРВАРД"</text:span></text:span><text:span text:style-name="rvts0"><text:span text:style-name="T33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30">Міхна Сергія Семеновича</text:span></text:span><text:span text:style-name="rvts0"><text:span text:style-name="T33">.</text:span></text:span></text:p>
      <text:p text:style-name="P24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25"/>
      <text:p text:style-name="P25">На підставі викладеного вище <text:span text:style-name="T34">боржник </text:span><text:span text:style-name="T34">АТ "БАНК ФОРВАРД"</text:span><text:span text:style-name="T35"><text:s/>просить:</text:span></text:p>
      <text:list xml:id="liste5aed06d06a94378aac0695426789fd5" text:style-name="L1">
        <text:list-item>
          <text:p text:style-name="P15"><text:span text:style-name="T3">Закінчити</text:span><text:span text:style-name="T4"> </text:span><text:span text:style-name="T5">виконавче провадження №</text:span><text:span text:style-name="T5">72395659</text:span><text:span text:style-name="T5"> </text:span><text:span text:style-name="T6">на підставі </text:span><text:span text:style-name="T5">пункту 4 частини першої статті 39 Закон України "Про виконавче провадження".</text:span></text:p>
        </text:list-item>
      </text:list>
      <text:p text:style-name="P13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8"/></text:a></text:p>
      <text:p text:style-name="P13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rvts0"><text:span text:style-name="T17"/></text:span></text:a></text:p>
      <text:p text:style-name="P8">Додаток: </text:p>
      <text:p text:style-name="P14"><text:span text:style-name="T2">1. </text:span><text:span text:style-name="T27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7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22"/></text:a></text:p>
      <text:p text:style-name="P23"/>
      <text:p text:style-name="P23">Представник Стягувача</text:p>
      <text:p text:style-name="P23">Уповноважена особа Фонду </text:p>
      <text:p text:style-name="P23">гарантування вкладів фізичних осіб </text:p>
      <text:p text:style-name="P23">на здійснення ліквідації АТ "БАНК ФОРВАРД"<text:s text:c="39"/>Сергій МІХНО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6T17:40:31.056000000</dc:date>
    <meta:editing-duration>PT2H25S</meta:editing-duration>
    <meta:editing-cycles>34</meta:editing-cycles>
    <meta:generator>LibreOffice/7.2.4.1$Windows_x86 LibreOffice_project/27d75539669ac387bb498e35313b970b7fe9c4f9</meta:generator>
    <meta:document-statistic meta:table-count="1" meta:image-count="0" meta:object-count="0" meta:page-count="1" meta:paragraph-count="23" meta:word-count="216" meta:character-count="1777" meta:non-whitespace-character-count="1542"/>
  </office:meta>
</office:document-meta>
</file>